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Arial Unicode MS" svg:font-family="'Arial Unicode MS'"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style:font-name="Times New Roman" fo:font-size="14pt" style:font-size-asian="14pt" style:font-size-complex="14pt"/>
    </style:style>
    <style:style style:name="P2" style:family="paragraph" style:parent-style-name="Standard">
      <style:paragraph-properties fo:line-height="100%" fo:text-align="center" style:justify-single-word="false"/>
      <style:text-properties style:font-name="Times New Roman" fo:font-size="14pt" style:font-size-asian="14pt" style:font-size-complex="14pt"/>
    </style:style>
    <style:style style:name="P3" style:family="paragraph" style:parent-style-name="Text_20_body" style:list-style-name="L1">
      <style:paragraph-properties fo:margin-top="0in" fo:margin-bottom="0.0972in" loext:contextual-spacing="false" fo:line-height="100%" fo:text-align="center" style:justify-single-word="false" fo:orphans="2" fo:widows="2"/>
      <style:text-properties fo:font-variant="normal" fo:text-transform="none" fo:color="#373a3c" style:font-name="Times New Roman" fo:font-size="14pt" fo:letter-spacing="normal" fo:font-style="normal" fo:font-weight="normal" style:font-size-asian="14pt" style:font-size-complex="14pt"/>
    </style:style>
    <style:style style:name="P4" style:family="paragraph" style:parent-style-name="Text_20_body">
      <style:paragraph-properties fo:margin-top="0in" fo:margin-bottom="0.0972in" loext:contextual-spacing="false" fo:line-height="100%" fo:text-align="start" style:justify-single-word="false" fo:orphans="2" fo:widows="2"/>
      <style:text-properties fo:font-variant="normal" fo:text-transform="none" fo:color="#373a3c" style:font-name="Times New Roman" fo:font-size="14pt" fo:letter-spacing="normal" fo:font-style="normal" fo:font-weight="normal" style:font-size-asian="14pt" style:font-size-complex="14pt"/>
    </style:style>
    <style:style style:name="P5" style:family="paragraph" style:parent-style-name="Text_20_body">
      <style:paragraph-properties fo:margin-top="0in" fo:margin-bottom="0.0972in" loext:contextual-spacing="false" fo:line-height="100%" fo:text-align="start" style:justify-single-word="false" fo:orphans="2" fo:widows="2"/>
      <style:text-properties style:font-name="Times New Roman" fo:font-size="14pt" style:font-size-asian="14pt" style:font-size-complex="14pt"/>
    </style:style>
    <style:style style:name="P6" style:family="paragraph" style:parent-style-name="Text_20_body">
      <style:paragraph-properties fo:margin-top="0in" fo:margin-bottom="0.0972in" loext:contextual-spacing="false" fo:line-height="100%" fo:text-align="start" style:justify-single-word="false" fo:orphans="2" fo:widows="2"/>
      <style:text-properties fo:font-size="14pt" officeooo:paragraph-rsid="001550f7" style:font-size-asian="14pt" style:font-size-complex="14pt"/>
    </style:style>
    <style:style style:name="P7" style:family="paragraph" style:parent-style-name="Body_20_A" style:list-style-name="L1">
      <style:paragraph-properties fo:margin-top="0in" fo:margin-bottom="0.0972in" loext:contextual-spacing="false" fo:line-height="100%" fo:text-align="start" style:justify-single-word="false" fo:orphans="2" fo:widows="2"/>
      <style:text-properties fo:font-variant="normal" fo:text-transform="none" fo:color="#373a3c" style:font-name="Times New Roman" fo:font-size="14pt" fo:letter-spacing="normal" fo:font-style="normal" fo:font-weight="normal" officeooo:paragraph-rsid="0013a807" style:font-size-asian="14pt" style:font-size-complex="14pt"/>
    </style:style>
    <style:style style:name="P8" style:family="paragraph" style:parent-style-name="Body_20_A" style:list-style-name="L1">
      <style:paragraph-properties fo:line-height="100%"/>
      <style:text-properties style:font-name="Times New Roman" fo:font-size="14pt" officeooo:paragraph-rsid="0013a807" style:font-size-asian="14pt" style:font-size-complex="14pt"/>
    </style:style>
    <style:style style:name="P9" style:family="paragraph" style:parent-style-name="Body_20_A">
      <style:paragraph-properties fo:line-height="100%"/>
      <style:text-properties fo:font-size="14pt" officeooo:paragraph-rsid="001550f7" style:font-size-asian="14pt" style:font-size-complex="14pt"/>
    </style:style>
    <style:style style:name="P10" style:family="paragraph" style:parent-style-name="Body_20_A">
      <style:paragraph-properties fo:line-height="100%"/>
      <style:text-properties fo:font-size="14pt" officeooo:paragraph-rsid="001704c4" style:font-size-asian="14pt" style:font-size-complex="14pt"/>
    </style:style>
    <style:style style:name="P11" style:family="paragraph" style:parent-style-name="Body_20_A">
      <style:text-properties fo:font-size="14pt" officeooo:paragraph-rsid="001704c4" style:font-size-asian="14pt" style:font-size-complex="14pt"/>
    </style:style>
    <style:style style:name="T1" style:family="text">
      <style:text-properties officeooo:rsid="0013a807"/>
    </style:style>
    <style:style style:name="T2" style:family="text">
      <style:text-properties style:font-name="Times New Roman" fo:font-size="15pt" fo:language="en" fo:country="US" style:font-size-asian="15pt" style:font-size-complex="15pt"/>
    </style:style>
    <style:style style:name="T3" style:family="text">
      <style:text-properties style:font-name="Times New Roman" fo:font-size="15pt" fo:language="fr" fo:country="FR" style:font-size-asian="15pt" style:font-size-complex="15pt"/>
    </style:style>
    <style:style style:name="T4" style:family="text">
      <style:text-properties style:font-name="Times New Roman" fo:font-size="15pt" fo:language="it" fo:country="IT" style:font-size-asian="15pt" style:font-size-complex="15pt"/>
    </style:style>
    <style:style style:name="T5" style:family="text">
      <style:text-properties style:font-name="Times New Roman" fo:language="en" fo:country="US"/>
    </style:style>
    <style:style style:name="T6" style:family="text">
      <style:text-properties style:font-name="Times New Roman" fo:language="en" fo:country="US" officeooo:rsid="001550f7"/>
    </style:style>
    <style:style style:name="T7" style:family="text">
      <style:text-properties style:font-name="Times New Roman" fo:language="it" fo:country="IT"/>
    </style:style>
    <style:style style:name="T8" style:family="text">
      <style:text-properties style:font-name="Times New Roman" fo:language="fr" fo:country="FR"/>
    </style:style>
    <style:style style:name="T9" style:family="text">
      <style:text-properties fo:font-variant="normal" fo:text-transform="none" fo:color="#373a3c" fo:letter-spacing="normal" fo:font-style="normal" fo:font-weight="normal"/>
    </style:style>
    <style:style style:name="T10" style:family="text">
      <style:text-properties fo:language="en" fo:country="US"/>
    </style:style>
    <style:style style:name="T11" style:family="text">
      <style:text-properties officeooo:rsid="001550f7"/>
    </style:style>
    <style:style style:name="T12" style:family="text">
      <style:text-properties style:font-name="Arial Unicode MS" fo:font-size="15pt" fo:language="ar" fo:country="SA" style:font-size-asian="15pt" style:font-size-complex="15pt" style:language-complex="ar" style:country-complex="SA"/>
    </style:style>
    <style:style style:name="T13" style:family="text">
      <style:text-properties style:font-name="Arial Unicode MS" fo:language="ar" fo:country="SA" style:language-complex="ar" style:country-complex="SA"/>
    </style:style>
    <style:style style:name="T14" style:family="text">
      <style:text-properties style:font-name="Times New Roman"/>
    </style:style>
    <style:style style:name="T15" style:family="text">
      <style:text-properties fo:language="en" fo:country="US" officeooo:rsid="0018e122"/>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span text:style-name="T1">Nurlykun Marzhan CSSE 181-M </text:span></text:p>
      <text:p text:style-name="P2"/>
      <text:p text:style-name="P2"/>
      <text:list xml:id="list3506572625" text:style-name="L1">
        <text:list-header>
          <text:p text:style-name="P3"><text:span text:style-name="T1">A</text:span>bstract</text:p>
        </text:list-header>
      </text:list>
      <text:p text:style-name="P4"><text:tab/>Over the past two decades, companies around the world have increasingly turned to outsourcing-outsourcing work traditionally done on their own-to boost their competitiveness and improve their business and productivity. At the same time, there have been phenomenal changes in employment, from the traditional model of a single employer to more complex cross-organizational employment contracts with many employers, suppliers and customers. Following this widespread outsourcing, this study examines the (potential) impact of the IT outsourcing methodology on business operations and efficiency, and analyzes how employers can better use outsourcing to gain strategic advantage and reduce the main outsourcing risks. The discussion is based on tools that make it possible to access almost all resources available on the market - this is outsourcing. Based on a resource perspective, a basic competence theory and an approach to transaction costs, this study analyzes the practice of outsourcing Kazakh banks. An example of this study are three banks operating in Kazakhstan: HSBC Bank Kazakhstan, BTA Bank and Halyk Bank. The results of a personal interview with the managers of these banks show that the advantages and disadvantages of outsourcing vary depending on their type and size. Despite the fact that outsourcing has become a very popular topic in scientific publications around the world, studies on outsourcing activities, especially in Kazakhstan, especially in the banking sector of the Republic, have not been conduct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24837242314790" text:continue-numbering="true" text:style-name="L1">
        <text:list-header>
          <text:p text:style-name="P3"><text:soft-page-break/>Introduction</text:p>
        </text:list-header>
      </text:list>
      <text:p text:style-name="P5"><text:span text:style-name="T9"><text:tab/>Outsourcing, can be think as the service which previously provide internally, normally outsourcing companies will provide service include data processing services, contract programmers, time-sharing, and purchase of package software. The vendor charges a fixed fee for a pre-specified number of services, known as the baseline, for services not included in the baseline may be purchased from the vendor for an excess fee. </text:span>First, assume outsourcing vendor are strategic partners, but the fact is outsourcing vendor are not partners because the profit motive is not shared. When a client’s costs increase, so do the vendor’s profits. Client may sign a loose argument. After the agreement goes into effect, the vendor may not provide the level of service the customer expect because the vendor may refer to the written contracts as the only source of obligation. Second, believing that the outsourcing venders are more cost effective than internal I<text:span text:style-name="T11">T</text:span> development. But, small companies also can achieve hardware costs comparable to those of an outsourcing vendor. Because hardware vendors typically sell equipment 9% to 17% below list price. And security is also a very big issue because I<text:span text:style-name="T11">T</text:span> department store all the information about the company, so it means when company outsourcing, it also provide the opportunity for vendor to see these information. Finally, believe that saving of 10 % to 50% can be achieve only by outsourcing, but the true is, the hardware value decrease very fast, and the vendor can profit a lot in 3 to 5 years period. Companies may also reduce costs by optimizing current resource use. I<text:span text:style-name="T11">T</text:span> department can decrease costs by implementing cost controls such as chargeback system allow users to see everything that you ran for that month, monthly software release can help to reduce the maintain fee because the I<text:span text:style-name="T11">T </text:span>department staff do not need to change the production code daily, and user feedback system can define the most pertinent issues. </text:p>
      <text:p text:style-name="P6"><text:span text:style-name="T14"><text:tab/></text:span><text:span text:style-name="T5">As organizations increasingly seek to focus on their core competencies and use employment mechanisms that provide (some) numerical and financial flexibility, tactical outsourcing is gradually becoming the dominant form of employment, as the above quotes show. <text:s/>What started with outsourcing low-level jobs, such as security, cleaning, the post office and catering services, has now moved to fleet management, administrative posts, customer service operations, and administrative and secretarial activities. Many organizations should not have strict requirements for the management and development of contracts, as well as for development interventions and compensation plans. <text:s/>This is quite surprising, given that currently 60-80% of the workforce is involved in many firms; <text:s/>in many service organizations, in particular, in customer service departments, as security personnel, administrators, customer service agents, all contract employees. <text:s/>Lagos Business School, such as the Lagos Business School, retain these so-called </text:span><text:span text:style-name="T13">“</text:span><text:span text:style-name="T5">peripheral” jobs within the company.</text:span></text:p>
      <text:p text:style-name="P9"><text:span text:style-name="T5"><text:tab/>The critical problem here is that there is a need for a paradigm shift in the management of so-called peripheral workers, from </text:span><text:span text:style-name="T13">“</text:span><text:span text:style-name="T5">contract workers” to </text:span><text:span text:style-name="T13">“</text:span><text:span text:style-name="T5">contract talents”. <text:s/>Organizations seeking to reduce costs and gain a competitive advantage through tactical outsourcing should make targeted efforts to attract, retain and motivate talented people. <text:s/>Contract talent should be seen as an integral part of the work</text:span><text:soft-page-break/><text:span text:style-name="T5">force and purposefully managed, as they (potentially) play a vital role in service delivery and strategy implementation[1]. <text:s/>For prospective organizations, it may be necessary to attract a special business partner for personnel to meet their unique needs, develop and implement solutions for employee involvement, increase productivity and compensation for this segment of the workforce.</text:span></text:p>
      <text:p text:style-name="P9"><text:span text:style-name="T5"><text:tab/>Operational outsourcing is certainly not as popular (or as contentious) as tactical outsourcing, although there has been a tangible increase in its adoption in recent years. This is partially as a result of the idea that organisations should not only focus on their core competencies, but also on their core markets: the Pareto principle. Here, the Pareto principle is often (crudely) interpreted as focusing 80 per cent of the organisation</text:span><text:span text:style-name="T13">’</text:span><text:span text:style-name="T5">s resources and attention to the top 20th</text:span></text:p>
      <text:p text:style-name="P9"><text:span text:style-name="T5"><text:s/>percentile of customers. Based on this thinking, many multinational firms, for instance, decide to focus on their core geomarkets, sub-contracting work in smaller (less important) geomarkets to local firms – as the quote above illustrates – or sometimes even to global competitors.</text:span></text:p>
      <text:p text:style-name="P9"><text:span text:style-name="T5">There is indeed a strong business case for sub-contracting work activities that are core, but of relatively low strategic/economic importance[2]. Apart from the cost savings and enhanced ability to quickly turnaround production activities, there is also the benefit of resourcing flexibility and access to specialist or local capabilities of the </text:span><text:span text:style-name="T13">“</text:span><text:span text:style-name="T5">partners” in this outsourcing relationship. For these reasons, the strategic potential or impact of operational outsourcing on business operations and performance is higher than that of tactical outsourcing; </text:span></text:p>
      <text:p text:style-name="P9"><text:span text:style-name="T5"><text:tab/>Organisations need to put in place performance measurement and quality control measures when they farm out core work to sub-contractors. This is particularly important when clients do not have knowledge of such outsourcing, and have not captured this into the pricing of the product or service. It clearly does not make sense to pay a high(er) price for a low(er)-quality service. Hence, sub-contractors should not be treated like commodity vendors or suppliers in tactical outsourcing relationships; they need to be treated as business partners. Firms must take full responsibility for the quality of output, and find ways of committing sub-contractors to what they consider appropriate quality standards[3]. This may require sharing vital information or systems with them, as well as business and performance improvement techniques. Furthermore, to reduce the firm</text:span><text:span text:style-name="T13">’</text:span><text:span text:style-name="T5">s exposure to reputational (and litigation) risk, there must be regular monitoring and engagement of sub-contractors before and after the outsourcing </text:span><text:span text:style-name="T13">“</text:span><text:span text:style-name="T5">deal”.</text:span></text:p>
      <text:p text:style-name="P9"><text:span text:style-name="T5"><text:tab/>As the name implies, the third level of outsourcing - strategic outsourcing - has great potential for influencing the activities and productivity of the company. <text:s/>Today, the most common form of strategic outsourcing is business process outsourcing (BPO), in large part due to the important role that information technology (IT) currently plays as a supporter or even driving force of a business strategy.</text:span></text:p>
      <text:p text:style-name="P9"><text:span text:style-name="T5">Transformational outsourcing of the fourth level of outsourcing in our typology and undeniably the most risky of them all. <text:s/>This means that it is necessary to use all necessary means to achieve fundamental strategic and structural changes in order to acquire new opportunities (Linder, 2004). <text:s/>However, most scientists and specialists categorically warn against outsourcing core activities; <text:s/>Barthelemy and Adsit (2003) call </text:span><text:soft-page-break/><text:span text:style-name="T5">him one of the </text:span><text:span text:style-name="T13">“</text:span><text:span text:style-name="T5">deadly sins of outsourcing.” <text:s/>However, there are no known (significant) cases of transferring the core business functions of a large company.</text:span></text:p>
      <text:p text:style-name="P9"><text:span text:style-name="T5">It is also important to understand that outsourcing has its drawbacks[4]. <text:s/>In addition to losing control of a particular manufacturing or operating activity, organizations may find that their core competencies are undermined in their efforts to expand outsourcing. <text:s/>Another important issue to keep in mind is that, like many other markets, supplier markets are not completely reliable and efficient. <text:s/>There are many players in the supplier market who got there </text:span><text:span text:style-name="T13">“</text:span><text:span text:style-name="T7">by accident</text:span><text:span text:style-name="T5">”. <text:s/>Thus, it does not necessarily follow from this that when an activity — even basic ones, such as cleaning and security services — is outsourced to a </text:span><text:span text:style-name="T13">“</text:span><text:span text:style-name="T5">specialized” supplier, there will be a significant improvement in the quality of service or cost reduction[5]. <text:s/>Again, it is appropriate to emphasize the fact that this outsourcing is not a monolithic concept, so firms must learn how to deal with outsourcers and their employees in different ways. </text:span><text:span text:style-name="T6">I</text:span><text:span text:style-name="T5">t is important to state that the trend towards extinction is unlikely to disappear soon; <text:s/>indeed, it is very likely that the sharp increase in outsourcing will continue. <text:s/>All interested parties in labor relations - employers, workers, trade unions, politicians and regulatory bodies - must work together to </text:span><text:span text:style-name="T13">“</text:span><text:span text:style-name="T5">agree” and determine acceptable </text:span><text:span text:style-name="T13">“</text:span><text:span text:style-name="T8">conditions</text:span><text:span text:style-name="T5">” for outsourcing. <text:s/>For employers, this may be a good time to overcome its only possible strategic opportunities and be very controversial and </text:span><text:span text:style-name="T13">“</text:span><text:span text:style-name="T5">progressive” by creating more strategic and more profitable outsourcing options. <text:s/>This has its risks and problems, as emphasized earlier. <text:s/>Unfulfilled promises and unforeseen consequences cannot be ruled out.</text:span></text:p>
      <text:p text:style-name="P10"><text:span text:style-name="T5"><text:s/>The value and objectives of the study</text:span></text:p>
      <text:p text:style-name="P11"><text:span text:style-name="T5"><text:s/>The significance of this study lies in the analysis of the current state of outsourcing practices in Kazakhstan banks. <text:s/>Despite the fact that outsourcing has become a very popular topic among scientific works around the world, research on outsourcing activities, especially in Kazakhstan, especially in the banking sector of the republic, is not conducted. <text:s/>Besides the fact that outsourcing has become a systematic study for many researchers, it began to carry many positive and negative characteristics from a theoretical point of view, while the reality for organizations may be different. <text:s/>Of course, outsourcing is a widespread type of activity that is practiced in almost all areas of business, so it must be borne in mind that all the features presented by scientists who analyze the phenomena of outsourcing are applicable. <text:s/>Thus, the purpose of this study is to identify the real advantages and disadvantages of outsourcing by focusing on the advantages and risks that Kazakhstan banks, in particular, face.</text:span></text:p>
      <text:p text:style-name="P11"><text:span text:style-name="T5"><text:s/>3.2. <text:s/>Sample, data collection, research measures and limitations</text:span></text:p>
      <text:p text:style-name="P10"><text:span text:style-name="T5"><text:s/>The increased experience of outsourcing in the banking sector makes banks a good candidate for this study. <text:s/>An example of this study consists of three banks operating in Kazakhstan: HSBC Bank Kazakhstan, BTA Bank and Halyk Bank. <text:s/>In order to conduct proper research, it is necessary to choose the right research method, which will provide broad information regarding the subject under discussion. <text:s/>As a method of the current study, a personal interview with top managers of the companies was chosen. <text:s/>The main advantage of a personal interview is that the researcher can adapt the questions as necessary and provide a correct understanding of the answers by repeating or paraphrasing the questions . <text:s/>For this reason, in February-March 2009, the assistant chairman of HSBC Bank Kazakhstan, the head of the payment card depart</text:span><text:soft-page-break/><text:span text:style-name="T5">ment of BTA Bank and the head of the processing department of the Card Center of Halyk Bank of Kazakhstan were interviewed. <text:s/>Respondents were guided by a list of interviews. <text:s/>topics about key factors in this study. <text:s/>Leading respondents did not have a bias problem to focus only on the elements of the list, because this list was used as an interview scheme. <text:s/>Respondents were free to discuss all the time. <text:s/>The interview was conducted in Russian, the duration of the interview ranged from 30 minutes to one hour. <text:s/>At the suggestion of Patton, in a personal interview it is better to start a conversation neutrally. <text: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24839040855695" text:continue-numbering="true" text:style-name="L1">
        <text:list-header>
          <text:p text:style-name="P3"><text:span text:style-name="T1">R</text:span>eferences</text:p>
          <text:p text:style-name="P8"><text:span text:style-name="T10">[1] Anikin BA, Rudaya IL. Outsourcing and outstaffing: high technologies of management. Moscow:Infra-M; 2009.</text:span></text:p>
          <text:p text:style-name="P8"><text:span text:style-name="T10">[2] Greaver MF. Strategic outsourcing: o structured approach to outsourcing decisions and initiatives. AMACOM; 1998.</text:span></text:p>
          <text:p text:style-name="P8"><text:span text:style-name="T10">[3] Aalders R. IT outsourcing: making it work. Fujitsu: InfraCare; 2002.</text:span></text:p>
          <text:p text:style-name="P8"><text:span text:style-name="T10">[4] Power MJ, Desouza KC, Bonifazi C. The outsourcing handbook: how to implement a successful outsourcing process. Kogan</text:span></text:p>
          <text:p text:style-name="P8"><text:soft-page-break/><text:span text:style-name="T10">Page Limited; 2006.</text:span></text:p>
          <text:p text:style-name="P8"><text:span text:style-name="T10">[5] Ashley E. Outsourcing for dummies. New Jersey: Wiley Publishing; 2008.</text:span></text:p>
          <text:p text:style-name="P8"><text:span text:style-name="T10">[6] Anikin BA, Rudaya IL. Outsourcing and outstaffing: high technologies of management. Moscow:Infra-M; 2009.</text:span></text:p>
          <text:p text:style-name="P8"><text:span text:style-name="T10">[7] Doyle C, Tapper D. Evaluating the benefits of IT outsourcing. An IDC White Paper 2001.</text:span></text:p>
          <text:p text:style-name="P8"><text:span text:style-name="T10">[8] Penrose E. The theory of the growth of the firm. New York:Wiley; 1959.</text:span></text:p>
          <text:p text:style-name="P8"><text:span text:style-name="T10">[9] Henry A. Understanding strategic management. Oxford University Press; 2008.</text:span></text:p>
          <text:p text:style-name="P8"><text:span text:style-name="T10">[10] Perunović Z, Pedersen JL. Outsourcing process and theories. POMS 18th Annual Conference.2007; 10.</text:span></text:p>
          <text:p text:style-name="P8"><text:span text:style-name="T10">[11] Urquhart C. Applications of outsourcing theory to collaborative purchasing and licensing. Aberystwyth: University of</text:span></text:p>
          <text:p text:style-name="P7"><text:span text:style-name="T10">Wales; 2002.</text:span></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Arial Unicode MS" svg:font-family="'Arial Unicode MS'"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ody_20_A" style:display-name="Body A"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6T21:59:40.148000000</meta:creation-date>
    <dc:date>2019-11-16T22:48:36.758000000</dc:date>
    <meta:editing-duration>PT7M42S</meta:editing-duration>
    <meta:editing-cycles>1</meta:editing-cycles>
    <meta:document-statistic meta:table-count="0" meta:image-count="0" meta:object-count="0" meta:page-count="6" meta:paragraph-count="32" meta:word-count="2136" meta:character-count="14053" meta:non-whitespace-character-count="11905"/>
    <meta:generator>LibreOffice/6.1.3.2$Windows_x86 LibreOffice_project/86daf60bf00efa86ad547e59e09d6bb77c699acb</meta:generator>
  </office:meta>
</office:document-meta>
</file>